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text-properties style:font-name="Times New Roman" fo:language="ru" fo:country="RU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 style:list-style-name="L1"/>
    <style:style style:name="T1" style:family="text">
      <style:text-properties fo:font-weight="bold" style:font-name-asian="Times New Roman1" style:font-weight-asian="bold" style:font-name-complex="Times New Roman1" style:font-weight-complex="bold"/>
    </style:style>
    <style:style style:name="T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style:font-name="Times New Roman" fo:language="ru" fo:country="RU"/>
    </style:style>
    <style:style style:name="T9" style:family="text">
      <style:text-properties style:font-name="Times New Roman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93cm" draw:z-index="0"><draw:image xlink:href="../../odt/images/026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инамическая выборк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cm" svg:height="1.379cm" draw:z-index="0"><draw:image xlink:href="../../odt/images/026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выполняет процедуру выбора элемента из вектора по указанному номеру. Алгоритм работы блока:</text:p>
            <text:p text:style-name="P5"><draw:frame draw:style-name="fr3" draw:name="Object1" text:anchor-type="as-char" svg:width="12.716cm" svg:height="1.9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P4"><text:span text:style-name="T2">где</text:span><text:span text:style-name="T2"><draw:frame draw:style-name="fr3" draw:name="Object2" text:anchor-type="as-char" svg:width="1.201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– первых входной </text:span><text:span text:style-name="T7">скалярный</text:span><text:span text:style-name="T2"> сигнал, определяющий номер выбираемого элемента, начиная с 1;</text:span><text:span text:style-name="T2"><draw:frame draw:style-name="fr3" draw:name="Object3" text:anchor-type="as-char" svg:width="1.408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– </text:span><text:span text:style-name="T3">i-</text:span><text:span text:style-name="T5">ый </text:span><text:span text:style-name="T2">элемент второго входного векторного сигнала</text:span><text:span text:style-name="T2"><draw:frame draw:style-name="fr3" draw:name="Объект1" text:anchor-type="as-char" svg:width="1.214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 из которого осуществляется выборка;</text:span><text:span text:style-name="T2"><draw:frame draw:style-name="fr3" draw:name="Object4" text:anchor-type="as-char" svg:width="1.131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– размерность второго входа, натуральное число.</text:span></text:p>
            <text:p text:style-name="P4"><text:span text:style-name="T1">Свойства</text:span>:</text:p>
            <text:p text:style-name="P4">Для работы блока не требуется задавать свойства.</text:p>
            <text:p text:style-name="P7"><text:span text:style-name="T8">Примечания</text:span><text:span text:style-name="T9">:</text:span></text:p>
            <text:list xml:id="list3452159346951515752" text:style-name="L1">
              <text:list-item>
                <text:p text:style-name="P8"><text:span text:style-name="T4">Блок </text:span>формирует <text:span text:style-name="T6">скалярный</text:span> выходной сигнал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намическая выборка</dc:title>
    <dc:date>2012-03-30T20:33:36.56</dc:date>
    <meta:generator>OpenOffice_Beta/4.1.0$Win32 OpenOffice.org_project/410m14$Build-9760</meta:generator>
    <meta:editing-duration>PT2H32M38S</meta:editing-duration>
    <meta:editing-cycles>60</meta:editing-cycles>
    <meta:document-statistic meta:table-count="1" meta:image-count="2" meta:object-count="5" meta:page-count="1" meta:paragraph-count="13" meta:word-count="68" meta:character-count="49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sub>
          <mrow>
            <mi>u</mi>
          </mrow>
          <mn>2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2(t)</annotation>
  </semantics>
</math>
</file>

<file path=Object 5/content.xml><?xml version="1.0" encoding="utf-8"?>
<math xmlns="http://www.w3.org/1998/Math/MathML">
  <semantics>
    <mrow>
      <mrow>
        <mo stretchy="true">∥</mo>
        <mrow>
          <mtable>
            <mtr>
              <mtd>
                <mrow>
                  <mi mathvariant="italic">ЦИКЛ</mi>
                  <mi/>
                  <mrow>
                    <mi>i</mi>
                    <mo stretchy="false">=</mo>
                    <mn>1</mn>
                  </mrow>
                  <mn>...</mn>
                  <mi>n</mi>
                </mrow>
              </mtd>
            </mtr>
            <mtr>
              <mtd>
                <mrow>
                  <mi/>
                  <mi mathvariant="italic">ЕСЛИ</mi>
                  <mi/>
                  <msub>
                    <mi>u</mi>
                    <mrow>
                      <mn>1</mn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i>i</mi>
                  </mrow>
                  <mi/>
                  <mi mathvariant="italic">ТО</mi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row>
                        <mn>2,</mn>
                        <mi>i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  <mi/>
                  <mi mathvariant="italic">ВЫХОД</mi>
                  <mi mathvariant="italic">ИЗ</mi>
                  <mi mathvariant="italic">ЦИКЛА</mi>
                </mrow>
              </mtd>
            </mtr>
            <mtr>
              <mtd>
                <mrow>
                  <mi mathvariant="italic">КОНЕЦ</mi>
                  <mi mathvariant="italic">ЦИКЛА</mi>
                </mrow>
              </mtd>
            </mtr>
          </mtable>
        </mrow>
      </mrow>
    </mrow>
    <annotation encoding="StarMath 5.0">left ldline stack {
alignl ЦИКЛ ~ i = 1 ... n #
alignl ~ ~ ЕСЛИ ~u_{1}(t) = i ~ ТО ~ y(t) = u_{2,i}(t); ~ ВЫХОД ИЗ ЦИКЛА #
alignl КОНЕЦ ЦИКЛА }
right none
</annotation>
  </semantics>
</math>
</file>

<file path=Object 6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7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8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